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87" table:default-cell-style-name="Default"/>
        <table:table-row table:style-name="ro1" table:number-rows-repeated="4">
          <table:table-cell table:number-columns-repeated="190"/>
        </table:table-row>
        <table:table-row table:style-name="ro1">
          <table:table-cell office:value-type="string" calcext:value-type="string">
            <text:p>Coils experiment</text:p>
          </table:table-cell>
          <table:table-cell table:number-columns-repeated="18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R = 3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d [cm]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7" calcext:value-type="float">
            <text:p>7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9" calcext:value-type="float">
            <text:p>9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3" calcext:value-type="float">
            <text:p>13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4"/>
        </table:table-row>
        <table:table-row table:style-name="ro1">
          <table:table-cell table:number-columns-repeated="2"/>
          <table:table-cell office:value-type="string" calcext:value-type="string">
            <text:p>10mT scale</text:p>
          </table:table-cell>
          <table:table-cell office:value-type="string" calcext:value-type="string">
            <text:p>B1 [mT]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1" calcext:value-type="float">
            <text:p>0.010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number-columns-repeated="3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number-columns-repeated="3" table:style-name="ce2" office:value-type="float" office:value="0.01" calcext:value-type="float">
            <text:p>0.010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number-columns-repeated="3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number-columns-repeated="4" table:style-name="ce2" office:value-type="float" office:value="0.01" calcext:value-type="float">
            <text:p>0.010</text:p>
          </table:table-cell>
          <table:table-cell table:number-columns-repeated="3" table:style-name="ce2" office:value-type="float" office:value="0.009" calcext:value-type="float">
            <text:p>0.009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2"/>
          <table:table-cell office:value-type="string" calcext:value-type="string">
            <text:p>1mT scale</text:p>
          </table:table-cell>
          <table:table-cell office:value-type="string" calcext:value-type="string">
            <text:p>B av. <text:s/>[mT]</text:p>
          </table:table-cell>
          <table:table-cell table:style-name="ce2" table:formula="of:=10*AVERAGE([.E10:.E12])" office:value-type="float" office:value="0.1" calcext:value-type="float">
            <text:p>0.100</text:p>
          </table:table-cell>
          <table:table-cell table:style-name="ce2" table:formula="of:=10*AVERAGE([.F10:.F12])" office:value-type="float" office:value="0.0966666666666666" calcext:value-type="float">
            <text:p>0.097</text:p>
          </table:table-cell>
          <table:table-cell table:style-name="ce2" table:formula="of:=10*AVERAGE([.G10:.G12])" office:value-type="float" office:value="0.1" calcext:value-type="float">
            <text:p>0.100</text:p>
          </table:table-cell>
          <table:table-cell table:style-name="ce2" table:formula="of:=10*AVERAGE([.H10:.H12])" office:value-type="float" office:value="0.0933333333333333" calcext:value-type="float">
            <text:p>0.093</text:p>
          </table:table-cell>
          <table:table-cell table:style-name="ce2" table:formula="of:=10*AVERAGE([.I10:.I12])" office:value-type="float" office:value="0.09" calcext:value-type="float">
            <text:p>0.090</text:p>
          </table:table-cell>
          <table:table-cell table:style-name="ce2" table:formula="of:=10*AVERAGE([.J10:.J12])" office:value-type="float" office:value="0.0833333333333333" calcext:value-type="float">
            <text:p>0.083</text:p>
          </table:table-cell>
          <table:table-cell table:style-name="ce2" table:formula="of:=10*AVERAGE([.K10:.K12])" office:value-type="float" office:value="0.0833333333333333" calcext:value-type="float">
            <text:p>0.083</text:p>
          </table:table-cell>
          <table:table-cell table:style-name="ce2" table:formula="of:=10*AVERAGE([.L10:.L12])" office:value-type="float" office:value="0.08" calcext:value-type="float">
            <text:p>0.080</text:p>
          </table:table-cell>
          <table:table-cell table:style-name="ce2" table:formula="of:=10*AVERAGE([.M10:.M12])" office:value-type="float" office:value="0.0733333333333333" calcext:value-type="float">
            <text:p>0.073</text:p>
          </table:table-cell>
          <table:table-cell table:style-name="ce2" table:formula="of:=10*AVERAGE([.N10:.N12])" office:value-type="float" office:value="0.0633333333333333" calcext:value-type="float">
            <text:p>0.063</text:p>
          </table:table-cell>
          <table:table-cell table:style-name="ce2" table:formula="of:=10*AVERAGE([.O10:.O12])" office:value-type="float" office:value="0.0566666666666667" calcext:value-type="float">
            <text:p>0.057</text:p>
          </table:table-cell>
          <table:table-cell table:style-name="ce2" table:formula="of:=10*AVERAGE([.P10:.P12])" office:value-type="float" office:value="0.0466666666666667" calcext:value-type="float">
            <text:p>0.047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 (10*STDEV([.E10:.E12]))^2 + (10*0.0005)^2 )" office:value-type="float" office:value="0.005" calcext:value-type="float">
            <text:p>0.005</text:p>
          </table:table-cell>
          <table:table-cell table:formula="of:=SQRT( (10*STDEV([.F10:.F12]))^2 + (10*0.0005)^2 )" office:value-type="float" office:value="0.00763762615825974" calcext:value-type="float">
            <text:p>0.00763762615825974</text:p>
          </table:table-cell>
          <table:table-cell table:formula="of:=SQRT( (10*STDEV([.G10:.G12]))^2 + (10*0.0005)^2 )" office:value-type="float" office:value="0.005" calcext:value-type="float">
            <text:p>0.005</text:p>
          </table:table-cell>
          <table:table-cell table:formula="of:=SQRT( (10*STDEV([.H10:.H12]))^2 + (10*0.0005)^2 )" office:value-type="float" office:value="0.00763762615825974" calcext:value-type="float">
            <text:p>0.00763762615825974</text:p>
          </table:table-cell>
          <table:table-cell table:formula="of:=SQRT( (10*STDEV([.I10:.I12]))^2 + (10*0.0005)^2 )" office:value-type="float" office:value="0.005" calcext:value-type="float">
            <text:p>0.005</text:p>
          </table:table-cell>
          <table:table-cell table:formula="of:=SQRT( (10*STDEV([.J10:.J12]))^2 + (10*0.0005)^2 )" office:value-type="float" office:value="0.00763762615825973" calcext:value-type="float">
            <text:p>0.00763762615825973</text:p>
          </table:table-cell>
          <table:table-cell table:formula="of:=SQRT( (10*STDEV([.K10:.K12]))^2 + (10*0.0005)^2 )" office:value-type="float" office:value="0.00763762615825973" calcext:value-type="float">
            <text:p>0.00763762615825973</text:p>
          </table:table-cell>
          <table:table-cell table:formula="of:=SQRT( (10*STDEV([.L10:.L12]))^2 + (10*0.0005)^2 )" office:value-type="float" office:value="0.005" calcext:value-type="float">
            <text:p>0.005</text:p>
          </table:table-cell>
          <table:table-cell table:formula="of:=SQRT( (10*STDEV([.M10:.M12]))^2 + (10*0.0005)^2 )" office:value-type="float" office:value="0.00763762615825973" calcext:value-type="float">
            <text:p>0.00763762615825973</text:p>
          </table:table-cell>
          <table:table-cell table:formula="of:=SQRT( (10*STDEV([.N10:.N12]))^2 + (10*0.0005)^2 )" office:value-type="float" office:value="0.00763762615825973" calcext:value-type="float">
            <text:p>0.00763762615825973</text:p>
          </table:table-cell>
          <table:table-cell table:formula="of:=SQRT( (10*STDEV([.O10:.O12]))^2 + (10*0.0005)^2 )" office:value-type="float" office:value="0.00763762615825973" calcext:value-type="float">
            <text:p>0.00763762615825973</text:p>
          </table:table-cell>
          <table:table-cell table:formula="of:=SQRT( (10*STDEV([.P10:.P12]))^2 + (10*0.0005)^2 )" office:value-type="float" office:value="0.00763762615825973" calcext:value-type="float">
            <text:p>0.00763762615825973</text:p>
          </table:table-cell>
          <table:table-cell table:number-columns-repeated="174"/>
        </table:table-row>
        <table:table-row table:style-name="ro1">
          <table:table-cell table:number-columns-repeated="19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R = 2 cm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D = 4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.22" calcext:value-type="float">
            <text:p>1.22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5.34" calcext:value-type="float">
            <text:p>5.34</text:p>
          </table:table-cell>
          <table:table-cell table:style-name="ce3" office:value-type="float" office:value="6.47" calcext:value-type="float">
            <text:p>6.47</text:p>
          </table:table-cell>
          <table:table-cell table:style-name="ce3" office:value-type="float" office:value="7.6" calcext:value-type="float">
            <text:p>7.60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9.87" calcext:value-type="float">
            <text:p>9.87</text:p>
          </table:table-cell>
          <table:table-cell table:number-columns-repeated="174"/>
        </table:table-row>
        <table:table-row table:style-name="ro1">
          <table:table-cell table:number-columns-repeated="2"/>
          <table:table-cell office:value-type="string" calcext:value-type="string">
            <text:p>10mT scale</text:p>
          </table:table-cell>
          <table:table-cell office:value-type="string" calcext:value-type="string">
            <text:p>B1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6" calcext:value-type="float">
            <text:p>0.036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64" calcext:value-type="float">
            <text:p>0.640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2"/>
          <table:table-cell office:value-type="string" calcext:value-type="string">
            <text:p>1mT scale</text:p>
          </table:table-cell>
          <table:table-cell office:value-type="string" calcext:value-type="string">
            <text:p>B av. <text:s/>[mT]</text:p>
          </table:table-cell>
          <table:table-cell table:style-name="ce2" table:formula="of:=10*AVERAGE([.E21:.E23])" office:value-type="float" office:value="0" calcext:value-type="float">
            <text:p>0.000</text:p>
          </table:table-cell>
          <table:table-cell table:style-name="ce2" table:formula="of:=10*AVERAGE([.F21:.F23])" office:value-type="float" office:value="0" calcext:value-type="float">
            <text:p>0.000</text:p>
          </table:table-cell>
          <table:table-cell table:style-name="ce2" table:formula="of:=10*AVERAGE([.G21:.G23])" office:value-type="float" office:value="0.0333333333333333" calcext:value-type="float">
            <text:p>0.033</text:p>
          </table:table-cell>
          <table:table-cell table:style-name="ce2" table:formula="of:=10*AVERAGE([.H21:.H23])" office:value-type="float" office:value="0.0933333333333333" calcext:value-type="float">
            <text:p>0.093</text:p>
          </table:table-cell>
          <table:table-cell table:style-name="ce2" table:formula="of:=10*AVERAGE([.I21:.I23])" office:value-type="float" office:value="0.2" calcext:value-type="float">
            <text:p>0.200</text:p>
          </table:table-cell>
          <table:table-cell table:style-name="ce2" table:formula="of:=10*AVERAGE([.J21:.J23])" office:value-type="float" office:value="0.283333333333333" calcext:value-type="float">
            <text:p>0.283</text:p>
          </table:table-cell>
          <table:table-cell table:style-name="ce2" table:formula="of:=10*AVERAGE([.K21:.K23])" office:value-type="float" office:value="0.353333333333333" calcext:value-type="float">
            <text:p>0.353</text:p>
          </table:table-cell>
          <table:table-cell table:style-name="ce2" table:formula="of:=10*AVERAGE([.L21:.L23])" office:value-type="float" office:value="0.45" calcext:value-type="float">
            <text:p>0.450</text:p>
          </table:table-cell>
          <table:table-cell table:style-name="ce2" table:formula="of:=10*AVERAGE([.M21:.M23])" office:value-type="float" office:value="0.54" calcext:value-type="float">
            <text:p>0.540</text:p>
          </table:table-cell>
          <table:table-cell table:style-name="ce2" table:formula="of:=10*AVERAGE([.N21:.N23])" office:value-type="float" office:value="2.55666666666667" calcext:value-type="float">
            <text:p>2.557</text:p>
          </table:table-cell>
          <table:table-cell table:style-name="ce2" table:formula="of:=10*AVERAGE([.O21:.O23])" office:value-type="float" office:value="0.713333333333333" calcext:value-type="float">
            <text:p>0.713</text:p>
          </table:table-cell>
          <table:table-cell table:style-name="ce2" table:formula="of:=10*AVERAGE([.P21:.P23])" office:value-type="float" office:value="0.83" calcext:value-type="float">
            <text:p>0.830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10*STDEV([.E21:.E23]))^2 + (10*0.0005)^2)" office:value-type="float" office:value="0.005" calcext:value-type="float">
            <text:p>0.005</text:p>
          </table:table-cell>
          <table:table-cell table:formula="of:=SQRT((10*STDEV([.F21:.F23]))^2 + (10*0.0005)^2)" office:value-type="float" office:value="0.005" calcext:value-type="float">
            <text:p>0.005</text:p>
          </table:table-cell>
          <table:table-cell table:formula="of:=SQRT((10*STDEV([.G21:.G23]))^2 + (10*0.0005)^2)" office:value-type="float" office:value="0.00763762615825973" calcext:value-type="float">
            <text:p>0.00763762615825973</text:p>
          </table:table-cell>
          <table:table-cell table:formula="of:=SQRT((10*STDEV([.H21:.H23]))^2 + (10*0.0005)^2)" office:value-type="float" office:value="0.00763762615825974" calcext:value-type="float">
            <text:p>0.00763762615825974</text:p>
          </table:table-cell>
          <table:table-cell table:formula="of:=SQRT((10*STDEV([.I21:.I23]))^2 + (10*0.0005)^2)" office:value-type="float" office:value="0.005" calcext:value-type="float">
            <text:p>0.005</text:p>
          </table:table-cell>
          <table:table-cell table:formula="of:=SQRT((10*STDEV([.J21:.J23]))^2 + (10*0.0005)^2)" office:value-type="float" office:value="0.00763762615825974" calcext:value-type="float">
            <text:p>0.00763762615825974</text:p>
          </table:table-cell>
          <table:table-cell table:formula="of:=SQRT((10*STDEV([.K21:.K23]))^2 + (10*0.0005)^2)" office:value-type="float" office:value="0.00763762615825971" calcext:value-type="float">
            <text:p>0.00763762615825971</text:p>
          </table:table-cell>
          <table:table-cell table:formula="of:=SQRT((10*STDEV([.L21:.L23]))^2 + (10*0.0005)^2)" office:value-type="float" office:value="0.005" calcext:value-type="float">
            <text:p>0.005</text:p>
          </table:table-cell>
          <table:table-cell table:formula="of:=SQRT((10*STDEV([.M21:.M23]))^2 + (10*0.0005)^2)" office:value-type="float" office:value="0.005" calcext:value-type="float">
            <text:p>0.005</text:p>
          </table:table-cell>
          <table:table-cell table:formula="of:=SQRT((10*STDEV([.N21:.N23]))^2 + (10*0.0005)^2)" office:value-type="float" office:value="3.32843181293133" calcext:value-type="float">
            <text:p>3.32843181293133</text:p>
          </table:table-cell>
          <table:table-cell table:formula="of:=SQRT((10*STDEV([.O21:.O23]))^2 + (10*0.0005)^2)" office:value-type="float" office:value="0.00763762615825974" calcext:value-type="float">
            <text:p>0.00763762615825974</text:p>
          </table:table-cell>
          <table:table-cell table:formula="of:=SQRT((10*STDEV([.P21:.P23]))^2 + (10*0.0005)^2)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19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D = 0, as at center.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r [cm]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9.3" calcext:value-type="float">
            <text:p>19.3</text:p>
          </table:table-cell>
          <table:table-cell table:number-columns-repeated="174"/>
        </table:table-row>
        <table:table-row table:style-name="ro1">
          <table:table-cell table:number-columns-repeated="2"/>
          <table:table-cell office:value-type="string" calcext:value-type="string">
            <text:p>10mT scale</text:p>
          </table:table-cell>
          <table:table-cell office:value-type="string" calcext:value-type="string">
            <text:p>B1 [mT]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094" calcext:value-type="float">
            <text:p>0.094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093" calcext:value-type="float">
            <text:p>0.093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.000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092" calcext:value-type="float">
            <text:p>0.092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74"/>
        </table:table-row>
        <table:table-row table:style-name="ro1">
          <table:table-cell table:number-columns-repeated="2"/>
          <table:table-cell office:value-type="string" calcext:value-type="string">
            <text:p>1mT scale</text:p>
          </table:table-cell>
          <table:table-cell office:value-type="string" calcext:value-type="string">
            <text:p>B av. <text:s/>[mT]</text:p>
          </table:table-cell>
          <table:table-cell table:formula="of:=10*AVERAGE([.E31:.E33])" office:value-type="float" office:value="1.84666666666667" calcext:value-type="float">
            <text:p>1.84666666666667</text:p>
          </table:table-cell>
          <table:table-cell table:formula="of:=10*AVERAGE([.F31:.F33])" office:value-type="float" office:value="0.93" calcext:value-type="float">
            <text:p>0.93</text:p>
          </table:table-cell>
          <table:table-cell table:formula="of:=10*AVERAGE([.G31:.G33])" office:value-type="float" office:value="0.59" calcext:value-type="float">
            <text:p>0.59</text:p>
          </table:table-cell>
          <table:table-cell table:formula="of:=10*AVERAGE([.H31:.H33])" office:value-type="float" office:value="0.423333333333333" calcext:value-type="float">
            <text:p>0.423333333333333</text:p>
          </table:table-cell>
          <table:table-cell table:formula="of:=10*AVERAGE([.I31:.I33])" office:value-type="float" office:value="0.256666666666667" calcext:value-type="float">
            <text:p>0.256666666666667</text:p>
          </table:table-cell>
          <table:table-cell table:formula="of:=10*AVERAGE([.J31:.J33])" office:value-type="float" office:value="0.17" calcext:value-type="float">
            <text:p>0.17</text:p>
          </table:table-cell>
          <table:table-cell table:formula="of:=10*AVERAGE([.K31:.K33])" office:value-type="float" office:value="0.116666666666667" calcext:value-type="float">
            <text:p>0.116666666666667</text:p>
          </table:table-cell>
          <table:table-cell table:formula="of:=10*AVERAGE([.L31:.L33])" office:value-type="float" office:value="0.08" calcext:value-type="float">
            <text:p>0.08</text:p>
          </table:table-cell>
          <table:table-cell table:formula="of:=10*AVERAGE([.M31:.M33])" office:value-type="float" office:value="0.0533333333333333" calcext:value-type="float">
            <text:p>0.0533333333333333</text:p>
          </table:table-cell>
          <table:table-cell table:formula="of:=10*AVERAGE([.N31:.N33])" office:value-type="float" office:value="0.0333333333333333" calcext:value-type="float">
            <text:p>0.0333333333333333</text:p>
          </table:table-cell>
          <table:table-cell table:formula="of:=10*AVERAGE([.O31:.O33])" office:value-type="float" office:value="0.02" calcext:value-type="float">
            <text:p>0.02</text:p>
          </table:table-cell>
          <table:table-cell table:formula="of:=10*AVERAGE([.P31:.P33])" office:value-type="float" office:value="0.00666666666666667" calcext:value-type="float">
            <text:p>0.00666666666666667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10*STDEV([.E31:.E33]))^2 + (10*0.0005)^2)" office:value-type="float" office:value="0.0125830573921179" calcext:value-type="float">
            <text:p>0.0125830573921179</text:p>
          </table:table-cell>
          <table:table-cell table:formula="of:=SQRT((10*STDEV([.F31:.F33]))^2 + (10*0.0005)^2)" office:value-type="float" office:value="0.011180339887499" calcext:value-type="float">
            <text:p>0.011180339887499</text:p>
          </table:table-cell>
          <table:table-cell table:formula="of:=SQRT((10*STDEV([.G31:.G33]))^2 + (10*0.0005)^2)" office:value-type="float" office:value="0.005" calcext:value-type="float">
            <text:p>0.005</text:p>
          </table:table-cell>
          <table:table-cell table:formula="of:=SQRT((10*STDEV([.H31:.H33]))^2 + (10*0.0005)^2)" office:value-type="float" office:value="0.00763762615825971" calcext:value-type="float">
            <text:p>0.00763762615825971</text:p>
          </table:table-cell>
          <table:table-cell table:formula="of:=SQRT((10*STDEV([.I31:.I33]))^2 + (10*0.0005)^2)" office:value-type="float" office:value="0.00763762615825972" calcext:value-type="float">
            <text:p>0.00763762615825972</text:p>
          </table:table-cell>
          <table:table-cell table:formula="of:=SQRT((10*STDEV([.J31:.J33]))^2 + (10*0.0005)^2)" office:value-type="float" office:value="0.005" calcext:value-type="float">
            <text:p>0.005</text:p>
          </table:table-cell>
          <table:table-cell table:formula="of:=SQRT((10*STDEV([.K31:.K33]))^2 + (10*0.0005)^2)" office:value-type="float" office:value="0.00763762615825974" calcext:value-type="float">
            <text:p>0.00763762615825974</text:p>
          </table:table-cell>
          <table:table-cell table:formula="of:=SQRT((10*STDEV([.L31:.L33]))^2 + (10*0.0005)^2)" office:value-type="float" office:value="0.005" calcext:value-type="float">
            <text:p>0.005</text:p>
          </table:table-cell>
          <table:table-cell table:formula="of:=SQRT((10*STDEV([.M31:.M33]))^2 + (10*0.0005)^2)" office:value-type="float" office:value="0.00763762615825973" calcext:value-type="float">
            <text:p>0.00763762615825973</text:p>
          </table:table-cell>
          <table:table-cell table:formula="of:=SQRT((10*STDEV([.N31:.N33]))^2 + (10*0.0005)^2)" office:value-type="float" office:value="0.00763762615825973" calcext:value-type="float">
            <text:p>0.00763762615825973</text:p>
          </table:table-cell>
          <table:table-cell table:formula="of:=SQRT((10*STDEV([.O31:.O33]))^2 + (10*0.0005)^2)" office:value-type="float" office:value="0.005" calcext:value-type="float">
            <text:p>0.005</text:p>
          </table:table-cell>
          <table:table-cell table:formula="of:=SQRT((10*STDEV([.P31:.P33]))^2 + (10*0.0005)^2)" office:value-type="float" office:value="0.00763762615825973" calcext:value-type="float">
            <text:p>0.00763762615825973</text:p>
          </table:table-cell>
          <table:table-cell table:number-columns-repeated="174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D (parallel)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I = 1.49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10.5 cm</text:p>
          </table:table-cell>
          <table:table-cell table:number-columns-repeated="6"/>
          <table:table-cell office:value-type="string" calcext:value-type="string">
            <text:p>all these B are negative!</text:p>
          </table:table-cell>
          <table:table-cell table:number-columns-repeated="17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 (cm)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8"/>
        </table:table-row>
        <table:table-row table:style-name="ro1">
          <table:table-cell table:number-columns-repeated="2"/>
          <table:table-cell office:value-type="string" calcext:value-type="string">
            <text:p>10mT scale</text:p>
          </table:table-cell>
          <table:table-cell office:value-type="string" calcext:value-type="string">
            <text:p>B1 [mT]</text:p>
          </table:table-cell>
          <table:table-cell table:style-name="ce2" office:value-type="float" office:value="2.406" calcext:value-type="float">
            <text:p>2.406</text:p>
          </table:table-cell>
          <table:table-cell table:style-name="ce2" office:value-type="float" office:value="2.38" calcext:value-type="float">
            <text:p>2.380</text:p>
          </table:table-cell>
          <table:table-cell table:style-name="ce2" office:value-type="float" office:value="2.338" calcext:value-type="float">
            <text:p>2.338</text:p>
          </table:table-cell>
          <table:table-cell table:style-name="ce2" office:value-type="float" office:value="2.32" calcext:value-type="float">
            <text:p>2.320</text:p>
          </table:table-cell>
          <table:table-cell table:style-name="ce2" office:value-type="float" office:value="2.345" calcext:value-type="float">
            <text:p>2.345</text:p>
          </table:table-cell>
          <table:table-cell table:style-name="ce2" office:value-type="float" office:value="2.222" calcext:value-type="float">
            <text:p>2.222</text:p>
          </table:table-cell>
          <table:table-cell table:style-name="ce2" office:value-type="float" office:value="2.261" calcext:value-type="float">
            <text:p>2.261</text:p>
          </table:table-cell>
          <table:table-cell table:style-name="ce2" office:value-type="float" office:value="1.953" calcext:value-type="float">
            <text:p>1.95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2.34" calcext:value-type="float">
            <text:p>2.340</text:p>
          </table:table-cell>
          <table:table-cell table:style-name="ce2" office:value-type="float" office:value="2.33" calcext:value-type="float">
            <text:p>2.330</text:p>
          </table:table-cell>
          <table:table-cell table:style-name="ce2" office:value-type="float" office:value="2.289" calcext:value-type="float">
            <text:p>2.289</text:p>
          </table:table-cell>
          <table:table-cell table:style-name="ce2" office:value-type="float" office:value="2.269" calcext:value-type="float">
            <text:p>2.269</text:p>
          </table:table-cell>
          <table:table-cell table:style-name="ce2" office:value-type="float" office:value="2.296" calcext:value-type="float">
            <text:p>2.296</text:p>
          </table:table-cell>
          <table:table-cell table:style-name="ce2" office:value-type="float" office:value="2.295" calcext:value-type="float">
            <text:p>2.295</text:p>
          </table:table-cell>
          <table:table-cell table:style-name="ce2" office:value-type="float" office:value="2.232" calcext:value-type="float">
            <text:p>2.232</text:p>
          </table:table-cell>
          <table:table-cell table:style-name="ce2" office:value-type="float" office:value="1.921" calcext:value-type="float">
            <text:p>1.921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2.29" calcext:value-type="float">
            <text:p>2.290</text:p>
          </table:table-cell>
          <table:table-cell table:style-name="ce2" office:value-type="float" office:value="2.286" calcext:value-type="float">
            <text:p>2.286</text:p>
          </table:table-cell>
          <table:table-cell table:style-name="ce2" office:value-type="float" office:value="2.25" calcext:value-type="float">
            <text:p>2.250</text:p>
          </table:table-cell>
          <table:table-cell table:style-name="ce2" office:value-type="float" office:value="2.238" calcext:value-type="float">
            <text:p>2.238</text:p>
          </table:table-cell>
          <table:table-cell table:style-name="ce2" office:value-type="float" office:value="2.267" calcext:value-type="float">
            <text:p>2.267</text:p>
          </table:table-cell>
          <table:table-cell table:style-name="ce2" office:value-type="float" office:value="2.271" calcext:value-type="float">
            <text:p>2.271</text:p>
          </table:table-cell>
          <table:table-cell table:style-name="ce2" office:value-type="float" office:value="2.235" calcext:value-type="float">
            <text:p>2.235</text:p>
          </table:table-cell>
          <table:table-cell table:style-name="ce2" office:value-type="float" office:value="1.98" calcext:value-type="float">
            <text:p>1.980</text:p>
          </table:table-cell>
          <table:table-cell table:number-columns-repeated="178"/>
        </table:table-row>
        <table:table-row table:style-name="ro1">
          <table:table-cell table:number-columns-repeated="2"/>
          <table:table-cell office:value-type="string" calcext:value-type="string">
            <text:p>1mT scale</text:p>
          </table:table-cell>
          <table:table-cell office:value-type="string" calcext:value-type="string">
            <text:p>B av. <text:s/>[mT]</text:p>
          </table:table-cell>
          <table:table-cell table:formula="of:=10*AVERAGE([.E43:.E45])" office:value-type="float" office:value="23.4533333333333" calcext:value-type="float">
            <text:p>23.4533333333333</text:p>
          </table:table-cell>
          <table:table-cell table:formula="of:=10*AVERAGE([.F43:.F45])" office:value-type="float" office:value="23.32" calcext:value-type="float">
            <text:p>23.32</text:p>
          </table:table-cell>
          <table:table-cell table:formula="of:=10*AVERAGE([.G43:.G45])" office:value-type="float" office:value="22.9233333333333" calcext:value-type="float">
            <text:p>22.9233333333333</text:p>
          </table:table-cell>
          <table:table-cell table:formula="of:=10*AVERAGE([.H43:.H45])" office:value-type="float" office:value="22.7566666666667" calcext:value-type="float">
            <text:p>22.7566666666667</text:p>
          </table:table-cell>
          <table:table-cell table:formula="of:=10*AVERAGE([.I43:.I45])" office:value-type="float" office:value="23.0266666666667" calcext:value-type="float">
            <text:p>23.0266666666667</text:p>
          </table:table-cell>
          <table:table-cell table:formula="of:=10*AVERAGE([.J43:.J45])" office:value-type="float" office:value="22.6266666666667" calcext:value-type="float">
            <text:p>22.6266666666667</text:p>
          </table:table-cell>
          <table:table-cell table:formula="of:=10*AVERAGE([.K43:.K45])" office:value-type="float" office:value="22.4266666666667" calcext:value-type="float">
            <text:p>22.4266666666667</text:p>
          </table:table-cell>
          <table:table-cell table:formula="of:=10*AVERAGE([.L43:.L45])" office:value-type="float" office:value="19.5133333333333" calcext:value-type="float">
            <text:p>19.513333333333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10*STDEV([.E43:.E45]))^2 + (10*0.0005)^2)" office:value-type="float" office:value="0.58185765727825" calcext:value-type="float">
            <text:p>0.58185765727825</text:p>
          </table:table-cell>
          <table:table-cell table:formula="of:=SQRT((10*STDEV([.F43:.F45]))^2 + (10*0.0005)^2)" office:value-type="float" office:value="0.470345617604756" calcext:value-type="float">
            <text:p>0.470345617604756</text:p>
          </table:table-cell>
          <table:table-cell table:formula="of:=SQRT((10*STDEV([.G43:.G45]))^2 + (10*0.0005)^2)" office:value-type="float" office:value="0.440974300082594" calcext:value-type="float">
            <text:p>0.440974300082594</text:p>
          </table:table-cell>
          <table:table-cell table:formula="of:=SQRT((10*STDEV([.H43:.H45]))^2 + (10*0.0005)^2)" office:value-type="float" office:value="0.414075274960161" calcext:value-type="float">
            <text:p>0.414075274960161</text:p>
          </table:table-cell>
          <table:table-cell table:formula="of:=SQRT((10*STDEV([.I43:.I45]))^2 + (10*0.0005)^2)" office:value-type="float" office:value="0.394282047947069" calcext:value-type="float">
            <text:p>0.394282047947069</text:p>
          </table:table-cell>
          <table:table-cell table:formula="of:=SQRT((10*STDEV([.J43:.J45]))^2 + (10*0.0005)^2)" office:value-type="float" office:value="0.372099896981084" calcext:value-type="float">
            <text:p>0.372099896981084</text:p>
          </table:table-cell>
          <table:table-cell table:formula="of:=SQRT((10*STDEV([.K43:.K45]))^2 + (10*0.0005)^2)" office:value-type="float" office:value="0.159556677495282" calcext:value-type="float">
            <text:p>0.159556677495282</text:p>
          </table:table-cell>
          <table:table-cell table:formula="of:=SQRT((10*STDEV([.L43:.L45]))^2 + (10*0.0005)^2)" office:value-type="float" office:value="0.295395215488222" calcext:value-type="float">
            <text:p>0.295395215488222</text:p>
          </table:table-cell>
          <table:table-cell table:number-columns-repeated="178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E (anti-parallel)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I = 1.49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10.5 cm</text:p>
          </table:table-cell>
          <table:table-cell table:number-columns-repeated="8"/>
          <table:table-cell office:value-type="string" calcext:value-type="string">
            <text:p>these data should be positive as they are!</text:p>
          </table:table-cell>
          <table:table-cell table:number-columns-repeated="1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height (cm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table:number-columns-repeated="2"/>
          <table:table-cell office:value-type="string" calcext:value-type="string">
            <text:p>10mT scale</text:p>
          </table:table-cell>
          <table:table-cell office:value-type="string" calcext:value-type="string">
            <text:p>B1 [mT]</text:p>
          </table:table-cell>
          <table:table-cell table:style-name="ce2" office:value-type="float" office:value="1.177" calcext:value-type="float">
            <text:p>1.177</text:p>
          </table:table-cell>
          <table:table-cell table:style-name="ce2" office:value-type="float" office:value="0.821" calcext:value-type="float">
            <text:p>0.821</text:p>
          </table:table-cell>
          <table:table-cell table:style-name="ce2" office:value-type="float" office:value="0.305" calcext:value-type="float">
            <text:p>0.305</text:p>
          </table:table-cell>
          <table:table-cell table:style-name="ce2" office:value-type="float" office:value="-0.228" calcext:value-type="float">
            <text:p>-0.228</text:p>
          </table:table-cell>
          <table:table-cell table:style-name="ce2" office:value-type="float" office:value="-0.766" calcext:value-type="float">
            <text:p>-0.766</text:p>
          </table:table-cell>
          <table:table-cell table:style-name="ce2" office:value-type="float" office:value="-1.155" calcext:value-type="float">
            <text:p>-1.155</text:p>
          </table:table-cell>
          <table:table-cell table:style-name="ce2" office:value-type="float" office:value="-1.34" calcext:value-type="float">
            <text:p>-1.340</text:p>
          </table:table-cell>
          <table:table-cell table:style-name="ce2" office:value-type="float" office:value="-1.284" calcext:value-type="float">
            <text:p>-1.284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1.192" calcext:value-type="float">
            <text:p>1.192</text:p>
          </table:table-cell>
          <table:table-cell table:style-name="ce2" office:value-type="float" office:value="0.808" calcext:value-type="float">
            <text:p>0.808</text:p>
          </table:table-cell>
          <table:table-cell table:style-name="ce2" office:value-type="float" office:value="0.428" calcext:value-type="float">
            <text:p>0.428</text:p>
          </table:table-cell>
          <table:table-cell table:style-name="ce2" office:value-type="float" office:value="-0.208" calcext:value-type="float">
            <text:p>-0.208</text:p>
          </table:table-cell>
          <table:table-cell table:style-name="ce2" office:value-type="float" office:value="-0.742" calcext:value-type="float">
            <text:p>-0.742</text:p>
          </table:table-cell>
          <table:table-cell table:style-name="ce2" office:value-type="float" office:value="-1.134" calcext:value-type="float">
            <text:p>-1.134</text:p>
          </table:table-cell>
          <table:table-cell table:style-name="ce2" office:value-type="float" office:value="-1.337" calcext:value-type="float">
            <text:p>-1.337</text:p>
          </table:table-cell>
          <table:table-cell table:style-name="ce2" office:value-type="float" office:value="-1.286" calcext:value-type="float">
            <text:p>-1.286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1.24" calcext:value-type="float">
            <text:p>1.240</text:p>
          </table:table-cell>
          <table:table-cell table:style-name="ce2" office:value-type="float" office:value="0.86" calcext:value-type="float">
            <text:p>0.860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-0.232" calcext:value-type="float">
            <text:p>-0.232</text:p>
          </table:table-cell>
          <table:table-cell table:style-name="ce2" office:value-type="float" office:value="-0.777" calcext:value-type="float">
            <text:p>-0.777</text:p>
          </table:table-cell>
          <table:table-cell table:style-name="ce2" office:value-type="float" office:value="-1.127" calcext:value-type="float">
            <text:p>-1.127</text:p>
          </table:table-cell>
          <table:table-cell table:style-name="ce2" office:value-type="float" office:value="-1.325" calcext:value-type="float">
            <text:p>-1.325</text:p>
          </table:table-cell>
          <table:table-cell table:style-name="ce2" office:value-type="float" office:value="-1.253" calcext:value-type="float">
            <text:p>-1.253</text:p>
          </table:table-cell>
          <table:table-cell table:number-columns-repeated="178"/>
        </table:table-row>
        <table:table-row table:style-name="ro1">
          <table:table-cell table:number-columns-repeated="2"/>
          <table:table-cell office:value-type="string" calcext:value-type="string">
            <text:p>1mT scale</text:p>
          </table:table-cell>
          <table:table-cell office:value-type="string" calcext:value-type="string">
            <text:p>B av. <text:s/>[mT]</text:p>
          </table:table-cell>
          <table:table-cell table:formula="of:=10*AVERAGE([.E55:.E57])" office:value-type="float" office:value="12.03" calcext:value-type="float">
            <text:p>12.03</text:p>
          </table:table-cell>
          <table:table-cell table:formula="of:=10*AVERAGE([.F55:.F57])" office:value-type="float" office:value="8.29666666666667" calcext:value-type="float">
            <text:p>8.29666666666667</text:p>
          </table:table-cell>
          <table:table-cell table:formula="of:=10*AVERAGE([.G55:.G57])" office:value-type="float" office:value="3.56" calcext:value-type="float">
            <text:p>3.56</text:p>
          </table:table-cell>
          <table:table-cell table:formula="of:=10*AVERAGE([.H55:.H57])" office:value-type="float" office:value="-2.22666666666667" calcext:value-type="float">
            <text:p>-2.22666666666667</text:p>
          </table:table-cell>
          <table:table-cell table:formula="of:=10*AVERAGE([.I55:.I57])" office:value-type="float" office:value="-7.61666666666667" calcext:value-type="float">
            <text:p>-7.61666666666667</text:p>
          </table:table-cell>
          <table:table-cell table:formula="of:=10*AVERAGE([.J55:.J57])" office:value-type="float" office:value="-11.3866666666667" calcext:value-type="float">
            <text:p>-11.3866666666667</text:p>
          </table:table-cell>
          <table:table-cell table:formula="of:=10*AVERAGE([.K55:.K57])" office:value-type="float" office:value="-13.34" calcext:value-type="float">
            <text:p>-13.34</text:p>
          </table:table-cell>
          <table:table-cell table:formula="of:=10*AVERAGE([.L55:.L57])" office:value-type="float" office:value="-12.7433333333333" calcext:value-type="float">
            <text:p>-12.743333333333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10*STDEV([.E55:.E57]))^2 + (10*0.0005)^2)" office:value-type="float" office:value="0.329127634816647" calcext:value-type="float">
            <text:p>0.329127634816647</text:p>
          </table:table-cell>
          <table:table-cell table:formula="of:=SQRT((10*STDEV([.F55:.F57]))^2 + (10*0.0005)^2)" office:value-type="float" office:value="0.270662766802775" calcext:value-type="float">
            <text:p>0.270662766802775</text:p>
          </table:table-cell>
          <table:table-cell table:formula="of:=SQRT((10*STDEV([.G55:.G57]))^2 + (10*0.0005)^2)" office:value-type="float" office:value="0.641346240341362" calcext:value-type="float">
            <text:p>0.641346240341362</text:p>
          </table:table-cell>
          <table:table-cell table:formula="of:=SQRT((10*STDEV([.H55:.H57]))^2 + (10*0.0005)^2)" office:value-type="float" office:value="0.128679187646384" calcext:value-type="float">
            <text:p>0.128679187646384</text:p>
          </table:table-cell>
          <table:table-cell table:formula="of:=SQRT((10*STDEV([.I55:.I57]))^2 + (10*0.0005)^2)" office:value-type="float" office:value="0.17904841058589" calcext:value-type="float">
            <text:p>0.17904841058589</text:p>
          </table:table-cell>
          <table:table-cell table:formula="of:=SQRT((10*STDEV([.J55:.J57]))^2 + (10*0.0005)^2)" office:value-type="float" office:value="0.145802377666941" calcext:value-type="float">
            <text:p>0.145802377666941</text:p>
          </table:table-cell>
          <table:table-cell table:formula="of:=SQRT((10*STDEV([.K55:.K57]))^2 + (10*0.0005)^2)" office:value-type="float" office:value="0.0795298686029348" calcext:value-type="float">
            <text:p>0.0795298686029348</text:p>
          </table:table-cell>
          <table:table-cell table:formula="of:=SQRT((10*STDEV([.L55:.L57]))^2 + (10*0.0005)^2)" office:value-type="float" office:value="0.185090068165025" calcext:value-type="float">
            <text:p>0.185090068165025</text:p>
          </table:table-cell>
          <table:table-cell table:number-columns-repeated="178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F (parallel)</text:p>
          </table:table-cell>
          <table:table-cell table:number-columns-repeated="18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0.2 N scale</text:p>
          </table:table-cell>
          <table:table-cell office:value-type="string" calcext:value-type="string">
            <text:p>F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2 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3 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1 N scale</text:p>
          </table:table-cell>
          <table:table-cell office:value-type="string" calcext:value-type="string">
            <text:p>F av. [N]</text:p>
          </table:table-cell>
          <table:table-cell table:formula="of:=0.2 * AVERAGE([.E65:.E67])" office:value-type="float" office:value="0.017" calcext:value-type="float">
            <text:p>0.017</text:p>
          </table:table-cell>
          <table:table-cell table:formula="of:=0.2 * AVERAGE([.F65:.F67])" office:value-type="float" office:value="0.017" calcext:value-type="float">
            <text:p>0.017</text:p>
          </table:table-cell>
          <table:table-cell table:formula="of:=0.2 * AVERAGE([.G65:.G67])" office:value-type="float" office:value="0.017" calcext:value-type="float">
            <text:p>0.017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 err. [N]</text:p>
          </table:table-cell>
          <table:table-cell table:formula="of:=0.2*SQRT((STDEV([.E65:.E67]))^2 + (0.0005)^2)" office:value-type="float" office:value="0.0001" calcext:value-type="float">
            <text:p>0.0001</text:p>
          </table:table-cell>
          <table:table-cell table:formula="of:=0.2*SQRT((STDEV([.F65:.F67]))^2 + (0.0005)^2)" office:value-type="float" office:value="0.0001" calcext:value-type="float">
            <text:p>0.0001</text:p>
          </table:table-cell>
          <table:table-cell table:formula="of:=0.2*SQRT((STDEV([.G65:.G67]))^2 + (0.0005)^2)" office:value-type="float" office:value="0.0001" calcext:value-type="float">
            <text:p>0.0001</text:p>
          </table:table-cell>
          <table:table-cell table:number-columns-repeated="183"/>
        </table:table-row>
        <table:table-row table:style-name="ro1" table:number-rows-repeated="4">
          <table:table-cell table:number-columns-repeated="190"/>
        </table:table-row>
        <table:table-row table:style-name="ro1">
          <table:table-cell/>
          <table:table-cell office:value-type="string" calcext:value-type="string">
            <text:p>F (anti-parallel)</text:p>
          </table:table-cell>
          <table:table-cell table:number-columns-repeated="18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0.2 N scale</text:p>
          </table:table-cell>
          <table:table-cell office:value-type="string" calcext:value-type="string">
            <text:p>F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2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3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1 N scale</text:p>
          </table:table-cell>
          <table:table-cell office:value-type="string" calcext:value-type="string">
            <text:p>F av. [N]</text:p>
          </table:table-cell>
          <table:table-cell table:formula="of:=0.2 * AVERAGE([.E77:.E79])" office:value-type="float" office:value="0.017" calcext:value-type="float">
            <text:p>0.017</text:p>
          </table:table-cell>
          <table:table-cell table:formula="of:=0.2 * AVERAGE([.F77:.F79])" office:value-type="float" office:value="0.014" calcext:value-type="float">
            <text:p>0.014</text:p>
          </table:table-cell>
          <table:table-cell table:formula="of:=0.2 * AVERAGE([.G77:.G79])" office:value-type="float" office:value="0.012" calcext:value-type="float">
            <text:p>0.012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 err. [N]</text:p>
          </table:table-cell>
          <table:table-cell table:formula="of:=0.2*SQRT((STDEV([.E77:.E79]))^2 + (0.0005)^2)" office:value-type="float" office:value="0.0001" calcext:value-type="float">
            <text:p>0.0001</text:p>
          </table:table-cell>
          <table:table-cell table:formula="of:=0.2*SQRT((STDEV([.F77:.F79]))^2 + (0.0005)^2)" office:value-type="float" office:value="0.0001" calcext:value-type="float">
            <text:p>0.0001</text:p>
          </table:table-cell>
          <table:table-cell table:formula="of:=0.2*SQRT((STDEV([.G77:.G79]))^2 + (0.0005)^2)" office:value-type="float" office:value="0.0001" calcext:value-type="float">
            <text:p>0.0001</text:p>
          </table:table-cell>
          <table:table-cell table:number-columns-repeated="1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35:56.322829151</meta:creation-date>
    <meta:generator>LibreOffice/7.3.7.2$Linux_X86_64 LibreOffice_project/30$Build-2</meta:generator>
    <dc:date>2024-03-20T15:42:41.593382581</dc:date>
    <meta:editing-duration>PT2H2M50S</meta:editing-duration>
    <meta:editing-cycles>20</meta:editing-cycles>
    <meta:document-statistic meta:table-count="1" meta:cell-count="481" meta:object-count="0"/>
  </office:meta>
</office:document-meta>
</file>